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86.4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23.41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72.79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57.3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RF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-EU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L1, L2, L56, L57, L67, L68, L69</text:p>
          </table:table-cell>
          <table:table-cell office:value-type="string" calcext:value-type="string">
            <text:p>INDUCTOR, European symbol</text:p>
          </table:table-cell>
          <table:table-cell table:style-name="ce1" office:value-type="string" calcext:value-type="string">
            <text:p><text:a xlink:href="https://www.mouser.de/ProductDetail/TDK/MPZ1608S601ATA00?qs=sGAEpiMZZMt1hubY80%2Fs8JOUU6c4Og6A9cGlejxXxN0%3D" xlink:type="simple">MPZ1608S601ATA00</text:a>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DCHIP-LED0603</text:p>
          </table:table-cell>
          <table:table-cell office:value-type="string" calcext:value-type="string">
            <text:p>CHIP-LED0603</text:p>
          </table:table-cell>
          <table:table-cell office:value-type="string" calcext:value-type="string">
            <text:p>LED1, LED2, LED3, LED4, LED5</text:p>
          </table:table-cell>
          <table:table-cell office:value-type="string" calcext:value-type="string">
            <text:p>LED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JTAG, SV2</text:p>
          </table:table-cell>
          <table:table-cell office:value-type="string" calcext:value-type="string">
            <text:p>HARTING</text:p>
          </table:table-cell>
          <table:table-cell table:style-name="ce2"/>
          <table:table-cell table:number-columns-repeated="3"/>
          <table:table-cell table:number-columns-repeated="2" office:value-type="string" calcext:value-type="string">
            <text:p>unknow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IN HEADER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5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PIN HEADER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9, R10, R34, R47, R48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9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6, C7, C14, C15, C16, C18, C19, C39, C40, C41, C42, C43, C44, C45, C57, C58, C59, C60, C103, C113, C114, C115, C118, C157, C163, C166, C167, C168, C169, C170, C171, C172, C173, C174, C175, C176, C177, C178, C179, C180, C181, C183, C184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50, L5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40, C145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6, R31, R32, R44, R45, R46, R54, R55, R56, R57, R58, R61, R62, R63, R64, R68, R69, R70, R71, R72, R73, R74, R77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0, C21, C23, C30, C101, C119, C136, C141, C146, C161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5, C105, C110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2, C13, C24, C26, C28, C29, C162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29, L30, L31, L32, L33, L34, L3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29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4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69, C70, C79, C80, C81, C82, C83, C84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6, C49, C50, C53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22, L23, L24, L25, L26, L27, L2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5, C27, C151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3, C8, C9, C10, C11, C17, C22, C31, C32, C33, C34, C35, C36, C37, C38, C54, C56, C111, C112, C116, C117, C121, C122, C123, C124, C125, C130, C131, C132, C133, C134, C135, C137, C138, C139, C142, C143, C144, C147, C148, C149, C150, C152, C153, C154, C155, C156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7, R38, R39, R40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3, L4, L7, L8, L9, L10, L13, L1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61, C62, C71, C72, C73, C74, C75, C76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7, R75, R76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8, R79, R80, R81, R82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k1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, R66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26, C127, C160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58, C159, C164, C165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7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L70, L7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15, L16, L17, L18, L19, L20, L21, L58, L59, L60, L61, L6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63, C64, C65, C66, C67, C68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5, L6, L11, L1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28, C129, C182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n9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52, L53, L54, L5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p9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93, C94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6, R28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62, L6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, R8, R18, R19, R20, R21, R22, R23, R24, R25, R43, R53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, R41, R42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n6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43, L44, L45, L46, L47, L48, L4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p6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5, C86, C95, C96, C97, C98, C99, C100, C106, C107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8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7, C48, C51, C52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Xilinx FPGA: 6SLX9TQG1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3k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15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7R5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, C102, C104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R66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9, R50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n2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36, L4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n7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37, L38, L39, L40, L4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77, C78, C87, C88, C89, C90, C91, C92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F4360</text:p>
          </table:table-cell>
          <table:table-cell office:value-type="string" calcext:value-type="string">
            <text:p>QFN50P400X400X80-25T230</text:p>
          </table:table-cell>
          <table:table-cell office:value-type="string" calcext:value-type="string">
            <text:p>IC15</text:p>
          </table:table-cell>
          <table:table-cell/>
          <table:table-cell table:style-name="ce1" office:value-type="string" calcext:value-type="string">
            <text:p><text:a xlink:href="https://www.mouser.de/ProductDetail/Analog-Devices/ADF4360-2BCPZRL7?qs=sGAEpiMZZMv9Q1JI0Mo%2FtclTGQQ5A2WQ" xlink:type="simple">ADF4360-2BCPZRL7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2114HA-3.3</text:p>
          </table:table-cell>
          <table:table-cell office:value-type="string" calcext:value-type="string">
            <text:p>AP2114HA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IC3</text:p>
          </table:table-cell>
          <table:table-cell/>
          <table:table-cell table:style-name="ce1" office:value-type="string" calcext:value-type="string">
            <text:p><text:a xlink:href="https://www.mouser.de/ProductDetail/Diodes-Incorporated/AP2114H-33TRG1?qs=sGAEpiMZZMtjWZqwEMjY%2F7UHED%2FyZBPNA9dDmPwm%252BzI%3D" xlink:type="simple">AP2114H-3.3TRG1</text:a>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 Q2, Q3, Q4, Q5</text:p>
          </table:table-cell>
          <table:table-cell office:value-type="string" calcext:value-type="string">
            <text:p>N-CHANNEL MOS FE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SS84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P-CHANNEL MOS FET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08, C109, C120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, R12, R13, R14, R35, R36, R59, R60, R65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H12-20S-0.5SH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0.5mm Pitch Connectors For FPC/FFC</text:p>
          </table:table-cell>
          <table:table-cell table:number-columns-repeated="3"/>
          <table:table-cell office:value-type="string" calcext:value-type="string">
            <text:p>FH12-20S-0.5SH(55)</text:p>
          </table:table-cell>
          <table:table-cell office:value-type="float" office:value="1324549" calcext:value-type="float">
            <text:p>1324549</text:p>
          </table:table-cell>
          <table:table-cell office:value-type="string" calcext:value-type="string">
            <text:p>34M616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HM1522B1</text:p>
          </table:table-cell>
          <table:table-cell office:value-type="string" calcext:value-type="string">
            <text:p>INDCAF65P200X125X95-6</text:p>
          </table:table-cell>
          <table:table-cell office:value-type="string" calcext:value-type="string">
            <text:p>B1</text:p>
          </table:table-cell>
          <table:table-cell/>
          <table:table-cell table:style-name="ce1" office:value-type="string" calcext:value-type="string">
            <text:p><text:a xlink:href="https://www.mouser.de/TDK/Signal-Conditioning/HHM-Series/_/N-1z0zl82Z8bzuiZ1yzsv32" xlink:type="simple">HHM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MC1021</text:p>
          </table:table-cell>
          <table:table-cell office:value-type="string" calcext:value-type="string">
            <text:p>QFN50P400X400X100-25T270</text:p>
          </table:table-cell>
          <table:table-cell office:value-type="string" calcext:value-type="string">
            <text:p>IC27</text:p>
          </table:table-cell>
          <table:table-cell/>
          <table:table-cell table:style-name="ce1" office:value-type="string" calcext:value-type="string">
            <text:p><text:a xlink:href="https://www.mouser.de/ProductDetail/Analog-Devices-Hittite/HMC1021LP4E?qs=sGAEpiMZZMtWZAo%2FKf1JUP2cKG1Y7Z%252B0xLC7aD3BIl0%3D" xlink:type="simple">HMC1021LP4E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MC1097</text:p>
          </table:table-cell>
          <table:table-cell office:value-type="string" calcext:value-type="string">
            <text:p>QFN50P400X400X100-25T280</text:p>
          </table:table-cell>
          <table:table-cell office:value-type="string" calcext:value-type="string">
            <text:p>IC1</text:p>
          </table:table-cell>
          <table:table-cell/>
          <table:table-cell table:style-name="ce1" office:value-type="string" calcext:value-type="string">
            <text:p><text:a xlink:href="https://www.mouser.de/ProductDetail/Analog-Devices-Hittite/HMC1097LP4ETR?qs=sGAEpiMZZMtWZAo%2FKf1JUPiyx3kZ5RiUFP4B5OY5taA%3D" xlink:type="simple">HMC1097LP4ETR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MC284</text:p>
          </table:table-cell>
          <table:table-cell office:value-type="string" calcext:value-type="string">
            <text:p>MSOP08</text:p>
          </table:table-cell>
          <table:table-cell office:value-type="string" calcext:value-type="string">
            <text:p>IC16, IC17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1395</text:p>
          </table:table-cell>
          <table:table-cell office:value-type="string" calcext:value-type="string">
            <text:p>OPA344N-SOT2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IC20</text:p>
          </table:table-cell>
          <table:table-cell office:value-type="string" calcext:value-type="string">
            <text:p>Single Operational Amplifier</text:p>
          </table:table-cell>
          <table:table-cell table:style-name="ce1" office:value-type="string" calcext:value-type="string">
            <text:p><text:a xlink:href="https://www.mouser.de/ProductDetail/Analog-Devices/LT1395CS5TRMPBF?qs=sGAEpiMZZMsko7UDAsUSIWae5Bzjgnmn%252Bm%2FRLSu%252BvjA%3D" xlink:type="simple">LT1395CS5#TRMPBF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IC14</text:p>
          </table:table-cell>
          <table:table-cell/>
          <table:table-cell table:style-name="ce1" office:value-type="string" calcext:value-type="string">
            <text:p><text:a xlink:href="https://www.mouser.de/ProductDetail/Analog-Devices/LT5560EDDPBF?qs=sGAEpiMZZMvi6wO7nhr1L8QZAAlCgQ0X7wvs6DCMwrE%3D" xlink:type="simple">LT5560EDD#PBF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ADSS0008</text:p>
          </table:table-cell>
          <table:table-cell office:value-type="string" calcext:value-type="string">
            <text:p>SOT95P280X110-5</text:p>
          </table:table-cell>
          <table:table-cell office:value-type="string" calcext:value-type="string">
            <text:p>IC21, IC22, IC23</text:p>
          </table:table-cell>
          <table:table-cell/>
          <table:table-cell table:style-name="ce1" office:value-type="string" calcext:value-type="string">
            <text:p><text:a xlink:href="https://www.mouser.de/datasheet/2/249/MAADSS0008-335694.pdf" xlink:type="simple">MAADSS0008TR-3000 Datenblatt 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IC2</text:p>
          </table:table-cell>
          <table:table-cell/>
          <table:table-cell table:style-name="ce1" office:value-type="string" calcext:value-type="string">
            <text:p><text:a xlink:href="https://www.mouser.de/ProductDetail/Maxim-Integrated/MAX2871ETJ%2B?qs=sGAEpiMZZMuoocfCme37cs5CI%2FtlHg42p798I1vjzyY%3D" xlink:type="simple">MAX2871ETJ+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5873</text:p>
          </table:table-cell>
          <table:table-cell office:value-type="string" calcext:value-type="string">
            <text:p>QFN50P1000X1000X100-69T770</text:p>
          </table:table-cell>
          <table:table-cell office:value-type="string" calcext:value-type="string">
            <text:p>IC6</text:p>
          </table:table-cell>
          <table:table-cell/>
          <table:table-cell table:style-name="ce1" office:value-type="string" calcext:value-type="string">
            <text:p><text:a xlink:href="https://www.mouser.de/ProductDetail/Maxim-Integrated/MAX5873EGK%2BD?qs=sGAEpiMZZMswix2y39yldWlrlADk%2FeI6ULvNnoykMXQ%3D" xlink:type="simple">MAX5873EGK+D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CP4812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2, IC28</text:p>
          </table:table-cell>
          <table:table-cell office:value-type="string" calcext:value-type="string">
            <text:p>12-Bit Dual Voltage Output Digital-to-Analog Converter</text:p>
          </table:table-cell>
          <table:table-cell table:style-name="ce1" office:value-type="string" calcext:value-type="string">
            <text:p><text:a xlink:href="https://www.mouser.de/ProductDetail/Microchip-Technology/MCP4822T-E-SN?qs=sGAEpiMZZMswix2y39yldf48Fnb6wO6oAU%252BCe8f51e4%3D" xlink:type="simple">MCP4822T-E/SN</text:a></text:p>
          </table:table-cell>
          <table:table-cell table:number-columns-repeated="2"/>
          <table:table-cell office:value-type="string" calcext:value-type="string">
            <text:p>MCP4822-E/SN</text:p>
          </table:table-cell>
          <table:table-cell office:value-type="float" office:value="1834912" calcext:value-type="float">
            <text:p>1834912</text:p>
          </table:table-cell>
          <table:table-cell/>
          <table:table-cell office:value-type="string" calcext:value-type="string">
            <text:p>SO08</text:p>
          </table:table-cell>
          <table:table-cell office:value-type="string" calcext:value-type="string">
            <text:p>MICROC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G3H21NT1</text:p>
          </table:table-cell>
          <table:table-cell office:value-type="string" calcext:value-type="string">
            <text:p>HMC48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IC25, IC26</text:p>
          </table:table-cell>
          <table:table-cell/>
          <table:table-cell table:style-name="ce1" office:value-type="string" calcext:value-type="string">
            <text:p><text:a xlink:href="https://www.mouser.de/NXP/RF-Amplifier/MMG3H21NT1-Series/_/N-1z0zl8bZ3ri04Z1yy1bq1" xlink:type="simple">MMG3H21NT1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IC7, IC10</text:p>
          </table:table-cell>
          <table:table-cell/>
          <table:table-cell table:style-name="ce1" office:value-type="string" calcext:value-type="string">
            <text:p><text:a xlink:href="https://www.mouser.de/ProductDetail/ON-Semiconductor/NCP702SN18T1G?qs=sGAEpiMZZMvrYgwxMvI%2FG8elVbATwr5l" xlink:type="simple">NCP702SN18T1G</text:a>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IC4, IC5, IC8, IC9, IC18, IC19, IC29</text:p>
          </table:table-cell>
          <table:table-cell/>
          <table:table-cell table:style-name="ce1" office:value-type="string" calcext:value-type="string">
            <text:p><text:a xlink:href="https://www.mouser.de/ProductDetail/ON-Semiconductor/NCP702SN33T1G?qs=sGAEpiMZZMvrYgwxMvI%2FG%2FOkQPXxkto%2F" xlink:type="simple">NCP702SN33T1G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QPC6064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IC31, IC32</text:p>
          </table:table-cell>
          <table:table-cell/>
          <table:table-cell table:style-name="ce1" office:value-type="string" calcext:value-type="string">
            <text:p><text:a xlink:href="https://www.mouser.de/ProductDetail/Qorvo/QPC6064TR13?qs=sGAEpiMZZMtQRtO1VXT3j6L0ukn%2FlnbQ1UhFVpyWt2Q%3D" xlink:type="simple">QPC6064TR13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FSA2033</text:p>
          </table:table-cell>
          <table:table-cell office:value-type="string" calcext:value-type="string">
            <text:p>QFN50P300X300X85-17T170</text:p>
          </table:table-cell>
          <table:table-cell office:value-type="string" calcext:value-type="string">
            <text:p>IC24</text:p>
          </table:table-cell>
          <table:table-cell/>
          <table:table-cell table:style-name="ce1" office:value-type="string" calcext:value-type="string">
            <text:p><text:a xlink:href="https://www.mouser.de/ProductDetail/Qorvo/RFSA2033TR7?qs=sGAEpiMZZMu8UjT63VDmaaQpuuP1%252BzfF%2FCWOxN1h9pg%3D" xlink:type="simple">RFSA2033TR7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U5018-101</text:p>
          </table:table-cell>
          <table:table-cell office:value-type="string" calcext:value-type="string">
            <text:p>INDUCTOR5018</text:p>
          </table:table-cell>
          <table:table-cell office:value-type="string" calcext:value-type="string">
            <text:p>SMD5018</text:p>
          </table:table-cell>
          <table:table-cell office:value-type="string" calcext:value-type="string">
            <text:p>L63, L66</text:p>
          </table:table-cell>
          <table:table-cell/>
          <table:table-cell table:style-name="ce1" office:value-type="string" calcext:value-type="string">
            <text:p><text:a xlink:href="https://www.mouser.de/ProductDetail/Bourns/SRU5018-101Y?qs=sGAEpiMZZMsg%252By3WlYCkU%2FToyOl7H45Qcz4gQBdlF9o%3D" xlink:type="simple">SRU5018-101Y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030C8T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IC13</text:p>
          </table:table-cell>
          <table:table-cell office:value-type="string" calcext:value-type="string">
            <text:p>ARM 32-bit Cortex™-M0 CPU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CXO-NO-VC-CFPT-127</text:p>
          </table:table-cell>
          <table:table-cell office:value-type="string" calcext:value-type="string">
            <text:p>5.0X3.2-TCXO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CRYSTAL RESONATOR</text:p>
          </table:table-cell>
          <table:table-cell table:style-name="ce1" office:value-type="string" calcext:value-type="string">
            <text:p><text:a xlink:href="https://www.mouser.de/ProductDetail/Fox/FOX924B-10000?qs=sGAEpiMZZMt8oz%2FHeiymAOqzUXC3weGFrHcwaz7vvYI%3D" xlink:type="simple">FOX924B-10.000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42951</text:p>
          </table:table-cell>
          <table:table-cell office:value-type="string" calcext:value-type="string">
            <text:p>QFN65P400X400X100-17T270</text:p>
          </table:table-cell>
          <table:table-cell office:value-type="string" calcext:value-type="string">
            <text:p>IC11</text:p>
          </table:table-cell>
          <table:table-cell/>
          <table:table-cell table:style-name="ce1" office:value-type="string" calcext:value-type="string">
            <text:p><text:a xlink:href="https://www.mouser.de/ProductDetail/Texas-Instruments/TPS542951RSAR?qs=sGAEpiMZZMvLNADcllXbqJqEaLVer1SU" xlink:type="simple">TPS542951RSAR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.FL-R-SMT</text:p>
          </table:table-cell>
          <table:table-cell office:value-type="string" calcext:value-type="string">
            <text:p>U.FL_SMT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.FL-R-SMT Antenna Connector</text:p>
          </table:table-cell>
          <table:table-cell office:value-type="string" calcext:value-type="string">
            <text:p>H122041-ND</text:p>
          </table:table-cell>
          <table:table-cell office:value-type="string" calcext:value-type="string">
            <text:p>Hirose</text:p>
          </table:table-cell>
          <table:table-cell/>
          <table:table-cell office:value-type="string" calcext:value-type="string">
            <text:p>U.FL-R-SMT-1(01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EEPROM</text:p>
          </table:table-cell>
          <table:table-cell table:style-name="ce1" office:value-type="string" calcext:value-type="string">
            <text:p><text:a xlink:href="https://www.mouser.de/ProductDetail/Winbond/W25Q16JVSNIQ?qs=sGAEpiMZZMtI%252BQ06EiAoG4%252BhDIVn9lGKIWUFi53ZKqg%3D" xlink:type="simple">W25Q16JVSNIQ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1</text:p>
          </table:table-cell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4T16:04:43.005624453</dc:date>
    <meta:editing-duration>PT7M27S</meta:editing-duration>
    <meta:editing-cycles>2</meta:editing-cycles>
    <meta:generator>LibreOffice/5.1.6.2$Linux_X86_64 LibreOffice_project/10m0$Build-2</meta:generator>
    <meta:document-statistic meta:table-count="1" meta:cell-count="522" meta:object-count="0"/>
  </office:meta>
</office:document-meta>
</file>